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6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G59:items.J60 items.J57:items.J58 items.J61:items.J141 items.G72:items.I73 items.G65:items.I67 items.G62:items.I63 items.K2:items.K119 items.D1:items.E145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mix01</text:p>
          </table:table-cell>
          <table:table-cell table:style-name="ce45" office:value-type="string" calcext:value-type="string">
            <text:p>mix02</text:p>
          </table:table-cell>
          <table:table-cell table:style-name="ce45" office:value-type="string" calcext:value-type="string">
            <text:p>mix03</text:p>
          </table:table-cell>
          <table:table-cell table:style-name="ce45" office:value-type="string" calcext:value-type="string">
            <text:p>mix04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375" office:value-type="float" office:value="104" calcext:value-type="float">
            <text:p>104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5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4" table:style-name="ce495" office:value-type="string" calcext:value-type="string">
            <text:p>BB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9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4" table:style-name="ce496" office:value-type="string" calcext:value-type="string">
            <text:p>BC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9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W1]" office:value-type="string" office:string-value="mar484Dbrn2025" calcext:value-type="string">
            <text:p>mar484Dbrn2025</text:p>
          </table:table-cell>
          <table:table-cell table:style-name="ce384" table:formula="of:=[.CX1]" office:value-type="string" office:string-value="mar484Dbrn2227" calcext:value-type="string">
            <text:p>mar484Dbrn2227</text:p>
          </table:table-cell>
          <table:table-cell table:style-name="ce384" table:formula="of:=[.CY1]" office:value-type="string" office:string-value="mau8186brn3035" calcext:value-type="string">
            <text:p>mau8186brn3035</text:p>
          </table:table-cell>
          <table:table-cell table:style-name="ce384" table:formula="of:=[.CZ1]" office:value-type="string" office:string-value="mau8186brn3237" calcext:value-type="string">
            <text:p>mau8186brn3237</text:p>
          </table:table-cell>
          <table:table-cell table:style-name="ce384" table:formula="of:=[.DA1]" office:value-type="string" office:string-value="mau8186brn3439" calcext:value-type="string">
            <text:p>mau8186brn3439</text:p>
          </table:table-cell>
          <table:table-cell table:style-name="ce384" table:formula="of:=[.DB1]" office:value-type="string" office:string-value="mau8186brn3641" calcext:value-type="string">
            <text:p>mau8186brn3641</text:p>
          </table:table-cell>
          <table:table-cell table:style-name="ce384" table:formula="of:=[.DC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4:colours.XFD1048576 colours.AP136:colours.AP163 colours.B91:colours.O91 colours.A164:colours.AG1048576 colours.C21:colours.O90 colours.C92:colours.D106 colours.C148:colours.AG161 colours.B162:colours.AG163 colours.AJ137:colours.AO162 colours.B106:colours.B109 colours.AI136:colours.AO136 colours.BE21:colours.BH21 colours.BJ21:colours.XFD21 colours.AQ136:colours.AR136 colours.AW21:colours.BD22 colours.BE22:colours.XFD22 colours.CZ118:colours.XFD120 colours.AH148:colours.AH1048576 colours.AI163:colours.AO163 colours.AJ103:colours.AP110 colours.C118:colours.AH147 colours.AJ125:colours.AP135 colours.AJ112:colours.AP114 colours.AQ163:colours.AS163 colours.AI111:colours.AS111 colours.AI118:colours.AS118 colours.DD121:colours.XFD163 colours.CV118:colours.CY123 colours.DD23:colours.XFD117 colours.CV116:colours.DC117 colours.C107:colours.AH116 colours.AI115:colours.AS116 colours.C117:colours.AU117 colours.AJ47:colours.AP65 colours.AJ21:colours.AP43 colours.A21:colours.A55 colours.AJ45:colours.AP45 colours.E103:colours.AH106 colours.AJ119:colours.AP123 colours.CZ121:colours.DC123 colours.AW103:colours.DC110 colours.AW125:colours.DC162 colours.AW112:colours.DC114 colours.AV111:colours.DC111 colours.AV116:colours.CU118 colours.AV163:colours.DC163 colours.AT115:colours.DC115 colours.AW47:colours.DC65 colours.AI66:colours.DC66 colours.AW23:colours.DC43 colours.AI44:colours.DC44 colours.AW45:colours.DC45 colours.AI46:colours.DC46 colours.AW119:colours.CU123 colours.AI124:colours.DC124 colours.E92:colours.O102 colours.AJ67:colours.AP101 colours.P22:colours.Q102 colours.R21:colours.AH102 colours.AW67:colours.DC101 colours.AI102:colours.DC102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7:colours.AP162 colours.AP125:colours.AP135 colours.AK22:colours.AP22 colours.AP112:colours.AP114 colours.AK137:colours.AL162 colours.AK125:colours.AL135 colours.AK103:colours.AL110 colours.AP103:colours.AP110 colours.AK112:colours.AL114 colours.AM24:colours.AO24 colours.AM26:colours.AO26 colours.AM28:colours.AO28 colours.AM30:colours.AO30 colours.AM32:colours.AO32 colours.AM34:colours.AO34 colours.AM36:colours.AO36 colours.AM38:colours.AO38 colours.AM40:colours.AO40 colours.AM42:colours.AO42 colours.AK45:colours.AP45 colours.AM48:colours.AO48 colours.AM50:colours.AO50 colours.AM52:colours.AO52 colours.AM54:colours.AO54 colours.AM56:colours.AO56 colours.AM58:colours.AO58 colours.AM60:colours.AO60 colours.AM62:colours.AO62 colours.AM64:colours.AO64 colours.AM67:colours.AO67 colours.AM69:colours.AO69 colours.AM71:colours.AO71 colours.AM73:colours.AO73 colours.AM75:colours.AO75 colours.AM77:colours.AO77 colours.AM79:colours.AO79 colours.AM81:colours.AO81 colours.AM83:colours.AO83 colours.AM85:colours.AO85 colours.AM87:colours.AO87 colours.AM89:colours.AO89 colours.AM91:colours.AO91 colours.AM93:colours.AO93 colours.AM95:colours.AO95 colours.AM97:colours.AO97 colours.AM99:colours.AO99 colours.AM101:colours.AO101 colours.AM104:colours.AO104 colours.AM106:colours.AO106 colours.AM108:colours.AO108 colours.AM110:colours.AO110 colours.AM112:colours.AO112 colours.AM114:colours.AO114 colours.AM118:colours.AO118 colours.AM120:colours.AO120 colours.AM122:colours.AO122 colours.AM125:colours.AO125 colours.AM127:colours.AO127 colours.AM129:colours.AO129 colours.AM131:colours.AO131 colours.AM133:colours.AO133 colours.AM135:colours.AO135 colours.AM137:colours.AO137 colours.AM139:colours.AO139 colours.AM141:colours.AO141 colours.AM143:colours.AO143 colours.AM145:colours.AO145 colours.AM147:colours.AO147 colours.AM149:colours.AO149 colours.AM151:colours.AO151 colours.AM153:colours.AO153 colours.AM155:colours.AO155 colours.AM157:colours.AO157 colours.AM159:colours.AO159 colours.AM161:colours.AO161 colours.AM163:colours.AO163 colours.AK47:colours.AL65 colours.AP47:colours.AP65 colours.AK23:colours.AL43 colours.AP23:colours.AP43 colours.AP119:colours.AP123 colours.AK119:colours.AL123 colours.AK67:colours.AL101 colours.AP67:colours.AP101">
            <calcext:condition calcext:apply-style-name="ConditionalStyle_10" calcext:value="&gt;0" calcext:base-cell-address="colours.AK22"/>
          </calcext:conditional-format>
          <calcext:conditional-format calcext:target-range-address="colours.AI137:colours.AI162 colours.AQ137:colours.AR162 colours.AI125:colours.AI135 colours.AQ125:colours.AR135 colours.AI103:colours.AI110 colours.AQ103:colours.AR110 colours.AI112:colours.AI114 colours.AQ112:colours.AR114 colours.AI47:colours.AI65 colours.AQ47:colours.AR65 colours.AI21:colours.AI43 colours.AQ21:colours.AR43 colours.AI45:colours.AI45 colours.AQ45:colours.AR45 colours.AI119:colours.AI123 colours.AQ119:colours.AR123 colours.AI67:colours.AI101 colours.AQ67:colours.AR101">
            <calcext:condition calcext:apply-style-name="ConditionalStyle_10" calcext:value="&gt;0" calcext:base-cell-address="colours.AI21"/>
          </calcext:conditional-format>
          <calcext:conditional-format calcext:target-range-address="colours.A56:colours.A163">
            <calcext:condition calcext:apply-style-name="ConditionalStyle_10" calcext:value="&gt;0" calcext:base-cell-address="colours.A56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7:colours.BI47 colours.BI49:colours.BI49 colours.BI51:colours.BI51 colours.BI53:colours.BI53 colours.BI55:colours.BI55 colours.BI57:colours.BI57">
            <calcext:condition calcext:apply-style-name="ConditionalStyle_10" calcext:value="&gt;0" calcext:base-cell-address="colours.BI21"/>
          </calcext:conditional-format>
          <calcext:conditional-format calcext:target-range-address="colours.AV125:colours.AV162 colours.AS103:colours.AV110 colours.AV112:colours.AV114 colours.AS125:colours.AS162 colours.AS112:colours.AS114 colours.AT125:colours.AU163 colours.AT111:colours.AU114 colours.AT116:colours.AU116 colours.AS47:colours.AV65 colours.AS21:colours.AV43 colours.AS45:colours.AV45 colours.AV119:colours.AV123 colours.AS119:colours.AS123 colours.AT118:colours.AU123 colours.AS67:colours.AV101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DC16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21T07:37:25.543472290</dc:date>
    <meta:editing-cycles>1238</meta:editing-cycles>
    <meta:editing-duration>P125DT9H54M3S</meta:editing-duration>
    <meta:generator>LibreOffice/25.2.6.2$Linux_X86_64 LibreOffice_project/520$Build-2</meta:generator>
    <meta:document-statistic meta:table-count="8" meta:cell-count="23230" meta:object-count="0"/>
    <meta:user-defined meta:name="AppVersion">15.0000</meta:user-defined>
  </office:meta>
</office:document-meta>
</file>